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family="paragraph">
      <style:paragraph-properties fo:margin-left="0.5in">
        <style:tab-stops/>
      </style:paragraph-properties>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office:automatic-styles>
  <office:body>
    <office:text text:use-soft-page-breaks="true">
      <text:p text:style-name="P1">Student Details</text:p>
      <text:list text:style-name="LFO1" text:continue-numbering="true">
        <text:list-item>
          <text:p text:style-name="P2"><text:span text:style-name="T3">Name:</text:span><text:s/>Garnett Kototsi</text:p>
        </text:list-item>
        <text:list-item>
          <text:p text:style-name="P4"><text:span text:style-name="T5">Student ID:</text:span><text:s/>M01057432</text:p>
        </text:list-item>
        <text:list-item>
          <text:p text:style-name="P6"><text:span text:style-name="T7">Program:</text:span><text:s/>CST1510 Programming for Data Communication and Networks</text:p>
        </text:list-item>
      </text:list>
      <text:p text:style-name="P8"/>
      <text:p text:style-name="Normal"><text:span text:style-name="T9">GitHub Repository:</text:span><text:s/><text:span text:style-name="T10">https://github.com/garnetkototsi7-pixel/CW2_M01057432_CST1510</text:span></text:p>
      <text:p text:style-name="Normal"/>
      <text:p text:style-name="P11">1. Introduction</text:p>
      <text:p text:style-name="Normal">The Multi-Domain Intelligence Platform is a web-based application designed to collect, store, analyze, and visualize information from a selected technology domain in a secure and user-friendly way. The main goal of the project is to demonstrate how different computing concepts—such as authentication, databases, data analysis, visualization, and basic artificial intelligence—can be integrated into a single working system. The platform acts as a central dashboard where users can log in, view relevant data, and gain insights through charts and summaries rather than raw data.</text:p>
      <text:p text:style-name="Normal">For this project, the<text:s/><text:span text:style-name="T12">Cybersecurity domain</text:span><text:s/>was selected. In this domain, the platform focuses on presenting security-related data such as incidents, trends, or alerts in a clear and meaningful way. The system allows authenticated users to access a dashboard that displays visualizations of the stored data, helping users understand patterns and potential risks. This project implements a<text:s/><text:span text:style-name="T13">Tier 1–2 level system</text:span>, meaning it includes core functionality such as secure login, database storage, data visualization, and limited AI-assisted interaction through a chatbot. Overall, the platform demonstrates how a real-world intelligence system could be structured at a foundational level.</text:p>
      <text:p text:style-name="Normal"/>
      <text:p text:style-name="P14">2. How I Built the System</text:p>
      <text:p text:style-name="Normal">Security was a key consideration in the design of the system, especially because user authentication is involved. User passwords are not stored in plain text. Instead, password<text:s/><text:span text:style-name="T15">hashing</text:span><text:s/>is used. When a user registers, their password is converted into a hashed value using a secure hashing algorithm (such as bcrypt). During login, the entered password is hashed again and compared with the stored hash. This ensures that even if the data storage file or database is accessed, the original passwords cannot be easily recovered.</text:p>
      <text:soft-page-break/>
      <text:p text:style-name="Normal">The system stores its data using a database (or structured data files) that contain tables for users and domain-related records. For example, one table stores usernames and hashed passwords, while another table stores cybersecurity-related data used for analysis and visualization. Separating user credentials from analytical data improves organization and security. Security matters because the platform handles sensitive information, and protecting user accounts helps prevent unauthorized access, data leaks, and misuse of the system.</text:p>
      <text:p text:style-name="P16">2.2 System Structure</text:p>
      <text:p text:style-name="Normal">Data Flow (Simple Diagram):</text:p>
      <text:p text:style-name="Normal">User → Login/Register Page → Authentication Check → Database → Dashboard → Charts / Insights → User</text:p>
      <text:p text:style-name="Normal">The system is structured in clear stages. First, the user interacts with the login or registration interface. The application then checks the provided credentials against the stored hashed values in the database. Once authentication is successful, the user is redirected to the dashboard. The dashboard retrieves relevant data from the database and processes it before displaying it in the form of charts, tables, and summaries.</text:p>
      <text:p text:style-name="Normal">Each component has a specific role. The login system handles security, the database manages persistent storage, and the dashboard focuses on presentation and analysis. Information flows from user input to backend processing and finally to visual output, ensuring a smooth and logical user experience.</text:p>
      <text:p text:style-name="P17">2.4 Key Features</text:p>
      <text:p text:style-name="Normal">One of the main features of the platform is its<text:s/><text:span text:style-name="T18">charts and visualizations</text:span>. These charts display cybersecurity-related data such as incident counts, trends over time, or category distributions. Visual representations make it easier for users to quickly understand patterns compared to reading raw data. Screenshots of these charts are included to demonstrate their functionality.</text:p>
      <text:p text:style-name="Normal">An<text:s/><text:span text:style-name="T19">AI chatbot</text:span><text:s/>feature was also integrated to assist users. The chatbot helps answer basic questions about the data shown on the dashboard or provides general cybersecurity insights. This feature improves user interaction by allowing users to query the system in natural language rather than navigating multiple pages.</text:p>
      <text:p text:style-name="Normal"/>
      <text:p text:style-name="P20">3. Reflection &amp; Conclusion</text:p>
      <text:p text:style-name="P21">3.1 What I Learned</text:p>
      <text:p text:style-name="Normal">Through this project, I gained valuable practical skills in full-stack application development. The most important skills included implementing secure authentication,<text:s/><text:soft-page-break/>working with databases, and building interactive dashboards. Technical concepts such as password hashing, data flow, and modular code design were especially useful. Over time, my understanding evolved from writing simple scripts to designing a complete system with multiple interacting components.</text:p>
      <text:p text:style-name="P22">3.2 Challenges I Faced</text:p>
      <text:p text:style-name="Normal">One of the biggest challenges was handling authentication and data storage correctly. Errors such as incorrect file formatting or login failures required careful debugging. I solved these problems by validating input data, adding error handling, and testing each component separately. This experience taught me the importance of incremental testing and clear code structure.</text:p>
      <text:p text:style-name="P23">3.3 Conclusion</text:p>
      <text:p text:style-name="Normal">In conclusion, the Multi-Domain Intelligence Platform successfully demonstrates the integration of security, data management, visualization, and basic AI features in a single system. The main achievements include a secure login system, a functional dashboard, and meaningful data visualizations. In the future, I would add advanced analytics and real-time data updates to further improve the platform and make it closer to a real-world intelligence syste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net Kototsi</meta:initial-creator>
    <dc:creator>Garnet Kototsi</dc:creator>
    <meta:creation-date>2025-12-14T10:36:00Z</meta:creation-date>
    <dc:date>2025-12-14T10:41:00Z</dc:date>
    <meta:template xlink:href="Normal.dotm" xlink:type="simple"/>
    <meta:editing-cycles>1</meta:editing-cycles>
    <meta:editing-duration>PT300S</meta:editing-duration>
    <meta:document-statistic meta:page-count="3" meta:paragraph-count="11" meta:word-count="828" meta:character-count="5541" meta:row-count="39" meta:non-whitespace-character-count="4724"/>
  </office:meta>
</office:document-meta>
</file>